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141cm" svg:stroke-color="#333333" draw:marker-start-width="0.411cm" draw:marker-end-width="0.411cm" draw:fill="none" draw:textarea-horizontal-align="justify" draw:textarea-vertical-align="middle" draw:auto-grow-height="false" fo:min-height="9.77cm" fo:min-width="12.06cm" fo:padding-top="0.195cm" fo:padding-bottom="0.195cm" fo:padding-left="0.32cm" fo:padding-right="0.32cm"/>
    </style:style>
    <style:style style:name="gr2" style:family="graphic" style:parent-style-name="TTT_20_Annotation">
      <style:graphic-properties style:protect="size"/>
    </style:style>
    <style:style style:name="gr3" style:family="graphic" style:parent-style-name="TTT_20_Title_20_Text">
      <style:graphic-properties fo:min-height="0.788cm"/>
    </style:style>
    <style:style style:name="gr4" style:family="graphic" style:parent-style-name="TTT_20_Label_20_Text">
      <style:graphic-properties fo:min-height="0.766cm"/>
    </style:style>
    <style:style style:name="gr5" style:family="graphic" style:parent-style-name="TTT_20_Label_20_Text">
      <style:graphic-properties fo:min-height="0.639cm"/>
    </style:style>
    <style:style style:name="gr6" style:family="graphic" style:parent-style-name="TTT_20_Button">
      <style:graphic-properties fo:min-height="0.478cm" fo:min-width="4.546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333333" draw:textarea-horizontal-align="justify" draw:textarea-vertical-align="middle" draw:auto-grow-height="false" fo:min-height="0cm" fo:min-width="4.546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-color="#333333" draw:textarea-horizontal-align="justify" draw:textarea-vertical-align="middle" draw:auto-grow-height="false" fo:min-height="0.505cm" fo:min-width="0cm" fo:padding-top="0.142cm" fo:padding-bottom="0.142cm" fo:padding-left="0.267cm" fo:padding-right="0.267cm"/>
    </style:style>
    <style:style style:name="gr9" style:family="graphic" style:parent-style-name="TTT_20_Annotation">
      <style:graphic-properties fo:min-height="0.262cm" fo:min-width="0.012cm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0.16cm" svg:x="0cm" svg:y="0cm">
          <text:p/>
          <draw:enhanced-geometry svg:viewBox="0 0 21600 21600" draw:type="rectangle" draw:enhanced-path="M 0 0 L 21600 0 21600 21600 0 21600 0 0 Z N"/>
        </draw:custom-shape>
        <draw:custom-shape draw:style-name="TTT_20_Button" draw:layer="layout" svg:width="5.08cm" svg:height="0.762cm" svg:x="3.937cm" svg:y="9.144cm">
          <text:p>Ba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layer="layout" svg:width="0.762cm" svg:height="0.762cm" svg:x="2.921cm" svg:y="4.699cm">
          <text:p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715cm" svg:height="1.038cm" svg:x="3.493cm" svg:y="0.232cm">
          <draw:text-box>
            <text:p>Options</text:p>
          </draw:text-box>
        </draw:frame>
        <draw:frame draw:style-name="gr4" draw:text-style-name="P2" draw:layer="layout" svg:width="4.572cm" svg:height="1.016cm" svg:x="1.524cm" svg:y="1.686cm">
          <draw:text-box>
            <text:p text:style-name="P2">Music Volume</text:p>
          </draw:text-box>
        </draw:frame>
        <draw:frame draw:style-name="gr5" draw:text-style-name="P2" draw:layer="layout" svg:width="5.207cm" svg:height="0.889cm" svg:x="0.889cm" svg:y="2.943cm">
          <draw:text-box>
            <text:p text:style-name="P2">Sound FX Volume</text:p>
          </draw:text-box>
        </draw:frame>
        <draw:custom-shape draw:style-name="gr6" draw:layer="layout" svg:width="5.08cm" svg:height="0.762cm" svg:x="3.937cm" svg:y="4.174cm">
          <text:p>Reset to Default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3" draw:layer="layout" svg:width="5.08cm" svg:height="0.127cm" svg:x="6.223cm" svg:y="2.1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0.254cm" svg:height="0.789cm" svg:x="10.668cm" svg:y="1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3" draw:layer="layout" svg:width="5.08cm" svg:height="0.127cm" svg:x="6.223cm" svg:y="3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3" draw:layer="layout" svg:width="0.254cm" svg:height="0.789cm" svg:x="10.668cm" svg:y="2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layer="layout" svg:width="0.762cm" svg:height="0.762cm" svg:x="1.143cm" svg:y="2.159cm">
          <text:p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layer="layout" svg:width="0.762cm" svg:height="0.762cm" svg:x="2.921cm" svg:y="8.763cm">
          <text:p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TT_20_Button" style:display-name="TTT Button" style:family="graphic" style:parent-style-name="standard">
      <style:graphic-properties draw:stroke="solid" draw:stroke-dash="Dashed_20__28_var_29__20_4" svg:stroke-width="0.035cm" svg:stroke-color="#000000" draw:marker-start-width="0.252cm" draw:marker-end-width="0.252cm" draw:fill="solid" draw:fill-color="#333333" draw:fill-gradient-name="Gradient_20_1" draw:fill-hatch-name="Hatching_20_1" draw:fill-image-name="Bitmap_20_1" draw:textarea-horizontal-align="justify" draw:textarea-vertical-align="middle" draw:auto-grow-height="false" fo:min-height="0.478cm" fo:min-width="4.546cm" fo:padding-top="0.142cm" fo:padding-bottom="0.142cm" fo:padding-left="0.267cm" fo:padding-right="0.267cm"/>
      <style:paragraph-properties fo:text-align="center">
        <style:tab-stops/>
      </style:paragraph-properties>
      <style:text-properties fo:font-size="16pt"/>
    </style:style>
    <style:style style:name="TTT_20_Annotation" style:display-name="TTT Annotation" style:family="graphic" style:parent-style-name="standard">
      <style:graphic-properties draw:stroke="solid" draw:stroke-dash="Dashed_20__28_var_29__20_4" svg:stroke-width="0.028cm" svg:stroke-color="#000000" draw:marker-start-width="0.242cm" draw:marker-end-width="0.242cm" draw:fill="solid" draw:fill-color="#55308d" draw:fill-gradient-name="Gradient_20_1" draw:fill-hatch-name="Hatching_20_1" draw:fill-image-name="Bitmap_20_1" draw:textarea-horizontal-align="justify" draw:textarea-vertical-align="middle" draw:auto-grow-height="false" fo:min-height="0.262cm" fo:min-width="0.012cm" fo:padding-top="0.139cm" fo:padding-bottom="0.139cm" fo:padding-left="0.264cm" fo:padding-right="0.264cm"/>
      <style:paragraph-properties fo:text-align="center"/>
      <style:text-properties fo:color="#ffffff" fo:font-size="16pt"/>
    </style:style>
    <style:style style:name="TTT_20_Title_20_Text" style:display-name="TTT Title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20pt" style:font-size-asian="20pt" style:font-size-complex="20pt"/>
    </style:style>
    <style:style style:name="TTT_20_Label_20_Text" style:display-name="TTT Label Text" style:family="graphic" style:parent-style-name="standard">
      <style:graphic-properties draw:stroke="none" svg:stroke-color="#000000" draw:fill="none" draw:fill-color="#ffffff" fo:min-height="0.766cm"/>
      <style:paragraph-properties fo:text-align="center"/>
      <style:text-properties fo:color="#1c1c1c" fo:font-size="16pt" style:font-size-asian="16pt" style:font-size-complex="16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5:58:11.331637118</meta:creation-date>
    <meta:editing-duration>PT7M6S</meta:editing-duration>
    <meta:editing-cycles>5</meta:editing-cycles>
    <meta:generator>LibreOffice/6.1.5.2$Linux_X86_64 LibreOffice_project/10$Build-2</meta:generator>
    <dc:title>TTT Screen</dc:title>
    <dc:date>2020-02-29T17:47:18.767894473</dc:date>
    <meta:document-statistic meta:object-count="15"/>
    <meta:template xlink:type="simple" xlink:actuate="onRequest" xlink:title="TTT Screen" xlink:href="../../../../../../Templates/TTT%20Screen.otg" meta:date="2020-02-29T15:58:10.990807005"/>
  </office:meta>
</office:document-meta>
</file>